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-title">
      <style:graphic-properties draw:auto-grow-height="true" fo:min-height="4cm"/>
    </style:style>
    <style:style style:name="pr11" style:family="presentation" style:parent-style-name="Impress-outline1">
      <style:graphic-properties fo:min-height="11.93cm"/>
    </style:style>
    <style:style style:name="pr12" style:family="presentation" style:parent-style-name="Impress1-title">
      <style:graphic-properties draw:auto-grow-height="true" fo:min-height="3.507cm"/>
    </style:style>
    <style:style style:name="pr13" style:family="presentation" style:parent-style-name="Impress1-outline1">
      <style:graphic-properties fo:min-height="2.4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cm" fo:text-indent="0cm"/>
    </style:style>
    <style:style style:name="T1" style:family="text">
      <style:text-properties style:font-name="FreeMono"/>
    </style:style>
    <style:style style:name="T2" style:family="text">
      <style:text-properties style:font-name="Noto Sans Regular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xt Processing 101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Text Processing is Ubiquitou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tract data from a file</text:p>
              </text:list-item>
              <text:list-item>
                <text:p>Use output of one command as input for another</text:p>
              </text:list-item>
              <text:list-item>
                <text:p>Format readable re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Linux is Well Suited for Text Process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verything is a stream, often a text stream</text:p>
              </text:list-item>
              <text:list-item>
                <text:p>Many built-in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Some exampl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ll -SS | head -4 | tail -3</text:span><text:span text:style-name="T1"><text:line-break/></text:span>Largest 3 files</text:p>
              </text:list-item>
              <text:list-item>
                <text:p><text:span text:style-name="T1">cat /etc/passwd | cut -f1 -d ":"</text:span><text:span text:style-name="T1"><text:line-break/></text:span>List of users</text:p>
              </text:list-item>
              <text:list-item>
                <text:p><text:span text:style-name="T1">sed -n ‘/ERROR/p’ *.log</text:span><text:span text:style-name="T1"><text:line-break/></text:span>print all errors found in log files in a folder</text:p>
              </text:list-item>
              <text:list-item>
                <text:p><text:span text:style-name="T1">docker images | awk '{ print $3; }' | tail -n +2</text:span><text:span text:style-name="T1"><text:line-break/></text:span>long way to do “<text:span text:style-name="T1">docker images -q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Types of too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ertical – head, tail, sort, uniq, wc</text:p>
              </text:list-item>
              <text:list-item>
                <text:p>Horizontal – cut, sed</text:p>
              </text:list-item>
              <text:list-item>
                <text:p>Script – awk,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Hea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head -c 5</text:span></text:p>
              </text:list-item>
              <text:list-item>
                <text:p><text:span text:style-name="T1">head -n 5 (head -5)</text:span></text:p>
              </text:list-item>
              <text:list-item>
                <text:p><text:span text:style-name="T1">head -n -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Tai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tail -n 5 (tail -5)</text:span></text:p>
              </text:list-item>
              <text:list-item>
                <text:p><text:span text:style-name="T1">tail -n +5</text:span></text:p>
              </text:list-item>
              <text:list-item>
                <text:p><text:span text:style-name="T1">tail -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Sort, Uniq, wc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sort</text:span></text:p>
              </text:list-item>
              <text:list-item>
                <text:p><text:span text:style-name="T1">sort -h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uniq</text:span></text:p>
              </text:list-item>
              <text:list-item>
                <text:p><text:span text:style-name="T1">uniq -c</text:span><text:span text:style-name="T1"><text:line-break/></text:span><text:span text:style-name="T1"/></text:p>
              </text:list-item>
              <text:list-item>
                <text:p><text:span text:style-name="T1">wc </text:span></text:p>
              </text:list-item>
              <text:list-item>
                <text:p><text:span text:style-name="T1">wc -l (-c/-m/-w)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tr (translate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tr “abcdef” “ABCDEF”</text:span></text:p>
              </text:list-item>
              <text:list-item>
                <text:p><text:span text:style-name="T1">tr -s ‘ ‘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u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cut -c 5-15</text:span></text:p>
              </text:list-item>
              <text:list-item>
                <text:p><text:span text:style-name="T1">cut -d ":" -f 3</text:span></text:p>
                <text:p>When dealing with whitespace it is usually better to use:</text:p>
                <text:p><text:span text:style-name="T1">awk "{ print $3;}"</text:span></text:p>
                <text:p><text:span text:style-name="T2">But this works nicely:</text:span></text:p>
                <text:p><text:span text:style-name="T1">tr -s ‘ ‘ | cut -d ‘ ‘ -f3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Log Exa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iven an IIS Access Log, we wonder:</text:p>
                <text:list>
                  <text:list-item>
                    <text:p>What codes were returned to clients?</text:p>
                  </text:list-item>
                  <text:list-item>
                    <text:p>How many of each? </text:p>
                  </text:list-item>
                  <text:list-item>
                    <text:p>What non-existing pages were asked?</text:p>
                  </text:list-item>
                  <text:list-item>
                    <text:p>What ports were accessed?</text:p>
                  </text:list-item>
                  <text:list-item>
                    <text:p>Was port 80 redirected, as it should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e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sed -i 's/from/to/g' *.txt</text:span><text:line-break/>replace "from" with "to" in all *.txt</text:p>
              </text:list-item>
              <text:list-item>
                <text:p><text:span text:style-name="T1">sed -n '/develeap/p' *.txt</text:span><text:line-break/>print lines containing develeap, like grep</text:p>
              </text:list-item>
              <text:list-item>
                <text:p><text:span text:style-name="T1">sed -n '/ERROR/s/shit/oops/p'</text:span><text:line-break/>print lines with ERROR in them, replacing "shit” with "oops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Regular Express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rep, sed, awk any editor and every scripting language support regular expressions</text:p>
              </text:list-item>
              <text:list-item>
                <text:p>They are simple to learn and very powerful for most search &amp; replace task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" presentation:presentation-page-layout-name="AL2T1">
        <office:forms form:automatic-focus="false" form:apply-design-mode="false"/>
        <draw:frame presentation:style-name="pr10" draw:layer="layout" svg:width="23.8cm" svg:height="4cm" svg:x="2.2cm" svg:y="11.4cm" presentation:class="title" presentation:user-transformed="true">
          <draw:text-box>
            <text:p>Regex Sheet</text:p>
          </draw:text-box>
        </draw:frame>
        <draw:frame presentation:style-name="pr11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Thread gam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 were asked to list thread colors found in inventory pictures<text:line-break/><text:line-break/></text:p>
              </text:list-item>
              <text:list-item>
                <text:p>How we approach a problem</text:p>
              </text:list-item>
              <text:list-item>
                <text:p>Selecting the right to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Some work patter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3">Top level plan</text:p>
              </text:list-item>
              <text:list-item>
                <text:p text:style-name="P3">Tackle risks early</text:p>
              </text:list-item>
              <text:list-item>
                <text:p text:style-name="P3">עיקרון הקומקום</text:p>
              </text:list-item>
              <text:list-item>
                <text:p text:style-name="P3">Baby steps</text:p>
              </text:list-item>
              <text:list-item>
                <text:p text:style-name="P3">Cross verif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Using the right tool</text:p>
          </draw:text-box>
        </draw:frame>
        <draw:frame presentation:style-name="pr13" draw:layer="layout" svg:width="24cm" svg:height="12.18cm" svg:x="2cm" svg:y="6cm" presentation:class="outline">
          <draw:text-box>
            <text:list text:style-name="L3">
              <text:list-item>
                <text:p>Bash is powerful, but don’t be a carpenter!</text:p>
              </text:list-item>
              <text:list-item>
                <text:p>Bash</text:p>
                <text:list>
                  <text:list-item>
                    <text:p>Small scripts</text:p>
                  </text:list-item>
                  <text:list-item>
                    <text:p>Quick prototypes</text:p>
                  </text:list-item>
                </text:list>
              </text:list-item>
              <text:list-item>
                <text:p>Python</text:p>
                <text:list>
                  <text:list-item>
                    <text:p>Better maintainability</text:p>
                  </text:list-item>
                  <text:list-item>
                    <text:p>Easier to achieve better performance</text:p>
                  </text:list-item>
                  <text:list-item>
                    <text:p>And this is just the beginning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2:49:13.180316093</meta:creation-date>
    <meta:editing-duration>PT6H9M19S</meta:editing-duration>
    <meta:editing-cycles>7</meta:editing-cycles>
    <meta:generator>LibreOffice/6.0.7.3$Linux_X86_64 LibreOffice_project/00m0$Build-3</meta:generator>
    <dc:title>Impress</dc:title>
    <dc:date>2019-12-08T09:54:58.466035646</dc:date>
    <meta:document-statistic meta:object-count="102"/>
  </office:meta>
</office:document-meta>
</file>